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1C47C7AD7C9AC1B6E67.png" manifest:media-type="image/png"/>
  <manifest:file-entry manifest:full-path="Pictures/10000001000001F000000170EE7B4660143E3E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3.123cm" svg:height="9.737cm" draw:z-index="0"><draw:image xlink:href="Pictures/10000001000001F000000170EE7B4660143E3E2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Figura2" text:anchor-type="char" svg:width="16.087cm" svg:height="11.959cm" draw:z-index="1"><draw:image xlink:href="Pictures/1000000100000260000001C47C7AD7C9AC1B6E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1:43:22.871901691</meta:creation-date>
    <dc:date>2023-11-23T21:54:23.046438177</dc:date>
    <meta:editing-duration>PT50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